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55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lide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Who-am-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r-syste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-compone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at-do-you-g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-deployments-diagram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r-acq-compon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r-doc-stor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r-text-extra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-ir-text-index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-configura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 simple examp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&amp;A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totale</text:p>
          </table:table-cell>
          <table:table-cell table:formula="of:=SUM([.B2:.B30])"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15:48:34.195286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9:38:45.277696327</meta:creation-date>
    <dc:date>2016-08-20T15:48:57.952508316</dc:date>
    <meta:editing-duration>PT27M22S</meta:editing-duration>
    <meta:editing-cycles>4</meta:editing-cycles>
    <meta:generator>LibreOffice/4.3.3.2$Linux_X86_64 LibreOffice_project/430m0$Build-2</meta:generator>
    <meta:document-statistic meta:table-count="1" meta:cell-count="30" meta:object-count="0"/>
  </office:meta>
</office:document-meta>
</file>